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7347in"/>
    </style:style>
    <style:style style:name="Table4.B" style:family="table-column">
      <style:table-column-properties style:column-width="6.1903in"/>
    </style:style>
    <style:style style:name="Table4.A1" style:family="table-cell">
      <style:table-cell-properties style:vertical-align="middle" fo:padding="0.0194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Preformatted_20_Text">
      <style:text-properties officeooo:rsid="000d566e" officeooo:paragraph-rsid="000d566e"/>
    </style:style>
    <style:style style:name="P2" style:family="paragraph" style:parent-style-name="Preformatted_20_Text">
      <style:text-properties style:font-name="Liberation Mono" fo:font-size="10pt" fo:font-weight="bold" officeooo:rsid="000d566e" officeooo:paragraph-rsid="000d566e" style:font-name-asian="Droid Sans Fallback1" style:font-size-asian="10pt" style:font-weight-asian="bold" style:font-name-complex="Liberation Mono" style:font-size-complex="10pt" style:font-weight-complex="bold"/>
    </style:style>
    <style:style style:name="P3" style:family="paragraph" style:parent-style-name="Preformatted_20_Text">
      <style:text-properties fo:font-weight="bold" officeooo:rsid="000d566e" officeooo:paragraph-rsid="000d566e" style:font-weight-asian="bold" style:font-weight-complex="bold"/>
    </style:style>
    <style:style style:name="P4" style:family="paragraph" style:parent-style-name="Preformatted_20_Text">
      <style:text-properties officeooo:rsid="000ed02c" officeooo:paragraph-rsid="000ed02c"/>
    </style:style>
    <style:style style:name="P5" style:family="paragraph" style:parent-style-name="Preformatted_20_Text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d02c" officeooo:paragraph-rsid="000ed02c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officeooo:rsid="00122000" officeooo:paragraph-rsid="00122000"/>
    </style:style>
    <style:style style:name="P7" style:family="paragraph" style:parent-style-name="Table_20_Contents">
      <style:paragraph-properties fo:margin-top="0in" fo:margin-bottom="0.1965in" style:contextual-spacing="false"/>
    </style:style>
    <style:style style:name="P8" style:family="paragraph" style:parent-style-name="Table_20_Contents">
      <style:paragraph-properties fo:margin-top="0in" fo:margin-bottom="0.1965in" style:contextual-spacing="false"/>
      <style:text-properties officeooo:rsid="000d566e" officeooo:paragraph-rsid="000d566e"/>
    </style:style>
    <style:style style:name="P9" style:family="paragraph" style:parent-style-name="Table_20_Contents">
      <style:text-properties style:font-name="Liberation Mono" fo:font-size="10pt" officeooo:rsid="000ed02c" officeooo:paragraph-rsid="000ed02c" style:font-name-asian="Droid Sans Fallback1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0b13b" officeooo:paragraph-rsid="0010b13b" style:font-name-asian="Droid Sans Fallback1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47905" officeooo:paragraph-rsid="00147905" style:font-name-asian="Droid Sans Fallback1" style:font-size-asian="10pt" style:font-name-complex="Liberation Mono" style:font-size-complex="10pt"/>
    </style:style>
    <style:style style:name="P13" style:family="paragraph" style:parent-style-name="Standard">
      <style:text-properties officeooo:rsid="00147905" officeooo:paragraph-rsid="00147905"/>
    </style:style>
    <style:style style:name="P14" style:family="paragraph" style:parent-style-name="Standard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15" style:family="paragraph" style:parent-style-name="Text_20_body">
      <style:paragraph-properties fo:margin-top="0in" fo:margin-bottom="0in" style:contextual-spacing="false"/>
    </style:style>
    <style:style style:name="P16" style:family="paragraph" style:parent-style-name="Preformatted_20_Text">
      <style:text-properties officeooo:rsid="000d566e" officeooo:paragraph-rsid="000d566e"/>
    </style:style>
    <style:style style:name="P17" style:family="paragraph" style:parent-style-name="Preformatted_20_Text">
      <style:text-properties officeooo:rsid="00147905" officeooo:paragraph-rsid="00147905"/>
    </style:style>
    <style:style style:name="P18" style:family="paragraph" style:parent-style-name="Preformatted_20_Text">
      <style:text-properties style:text-underline-style="solid" style:text-underline-width="auto" style:text-underline-color="font-color" officeooo:rsid="00147905" officeooo:paragraph-rsid="00147905"/>
    </style:style>
    <style:style style:name="P19" style:family="paragraph" style:parent-style-name="Preformatted_20_Text">
      <style:text-properties style:text-underline-style="solid" style:text-underline-width="auto" style:text-underline-color="font-color" officeooo:rsid="00161502" officeooo:paragraph-rsid="00161502"/>
    </style:style>
    <style:style style:name="P20" style:family="paragraph" style:parent-style-name="Preformatted_20_Text">
      <style:text-properties officeooo:rsid="00161502" officeooo:paragraph-rsid="0016150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ed02c"/>
    </style:style>
    <style:style style:name="T3" style:family="text">
      <style:text-properties officeooo:rsid="00130eb2"/>
    </style:style>
    <style:style style:name="T4" style:family="text">
      <style:text-properties officeooo:rsid="00147905"/>
    </style:style>
    <style:style style:name="T5" style:family="text">
      <style:text-properties officeooo:rsid="0014e8b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SH Y IP ESTATICA EN RASPBIAN JESSIE</text:p>
      <text:p text:style-name="P4"/>
      <text:p text:style-name="P4">1) Configurar el archivo /etc/network/interfaces</text:p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# interfaces(5) file used by ifup(8) and ifdown(8) </text:p>
            <text:p text:style-name="P9"/>
            <text:p text:style-name="P9"># Please note that this file is written to be used with dhcpcd </text:p>
            <text:p text:style-name="P9"># For static IP, consult /etc/dhcpcd.conf and 'man dhcpcd.conf' </text:p>
            <text:p text:style-name="P9"/>
            <text:p text:style-name="P9"># Include files from /etc/network/interfaces.d: </text:p>
            <text:p text:style-name="P9">source-directory /etc/network/interfaces.d </text:p>
            <text:p text:style-name="P9"/>
            <text:p text:style-name="P9">auto lo </text:p>
            <text:p text:style-name="P9">iface lo inet loopback </text:p>
            <text:p text:style-name="P9"/>
            <text:p text:style-name="P9">iface eth0 inet static </text:p>
            <text:p text:style-name="P9"><text:s text:c="2"/>addres<text:span text:style-name="T3">s</text:span> 192.168.2.61/24 </text:p>
            <text:p text:style-name="P9"><text:s text:c="2"/>netmask 255.255.255.0 </text:p>
            <text:p text:style-name="P9"><text:s text:c="2"/>gateway 192.168.2.1 </text:p>
            <text:p text:style-name="P9"><text:s text:c="2"/>dns-nameservers 8.8.8.8 8.8.4.4 </text:p>
            <text:p text:style-name="P9"/>
            <text:p text:style-name="P9">allow-hotplug wlan0 </text:p>
            <text:p text:style-name="P9">iface wlan0 inet manual </text:p>
            <text:p text:style-name="P9"><text:s text:c="4"/>addres 192.168.2.62/24 </text:p>
            <text:p text:style-name="P9"><text:s text:c="4"/>netmask 255.255.255.0 </text:p>
            <text:p text:style-name="P9"><text:s text:c="4"/>gateway 192.168.2.1 </text:p>
            <text:p text:style-name="P9"><text:s text:c="4"/>wpa-conf /etc/wpa_supplicant/wpa_supplicant.conf </text:p>
            <text:p text:style-name="P9"/>
            <text:p text:style-name="P9">allow-hotplug wlan1 </text:p>
            <text:p text:style-name="P9">iface wlan1 inet manual </text:p>
            <text:p text:style-name="P9"><text:s text:c="4"/>wpa-conf /etc/wpa_supplicant/wpa_supplicant.conf </text:p>
          </table:table-cell>
        </table:table-row>
      </table:table>
      <text:p text:style-name="P4"/>
      <text:p text:style-name="P1"/>
      <text:p text:style-name="P1"/>
      <text:p text:style-name="P4">2) Agregar a la configuración del dhcp: <text:s/></text:p>
      <text:p text:style-name="P4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$ sudo nano /etc/dhcpcd.conf</text:p>
          </table:table-cell>
        </table:table-row>
      </table:table>
      <text:p text:style-name="P4"/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10"># Rapid commit support. </text:p>
            <text:p text:style-name="P10"># Safe to enable by default because it requires the equivalent option set </text:p>
            <text:p text:style-name="P10"># on the server to actually work. </text:p>
            <text:p text:style-name="P10">option rapid_commit </text:p>
            <text:p text:style-name="P10"/>
            <text:p text:style-name="P10"># A list of options to request from the DHCP server. </text:p>
            <text:p text:style-name="P10">option domain_name_servers, domain_name, domain_search, host_name </text:p>
            <text:p text:style-name="P10">option classless_static_routes </text:p>
            <text:p text:style-name="P10"># Most distributions have NTP support. </text:p>
            <text:p text:style-name="P10">option ntp_servers </text:p>
            <text:p text:style-name="P10"># Respect the network MTU. </text:p>
            <text:p text:style-name="P10"># Some interface drivers reset when changing the MTU so disabled by default. </text:p>
            <text:p text:style-name="P10">#option interface_mtu </text:p>
            <text:p text:style-name="P10"/>
            <text:p text:style-name="P10"># A ServerID is required by RFC2131. </text:p>
            <text:p text:style-name="P10">require dhcp_server_identifier </text:p>
            <text:p text:style-name="P10"/>
            <text:p text:style-name="P10"># Generate Stable Private IPv6 Addresses instead of hardware based ones </text:p>
            <text:p text:style-name="P10"><text:soft-page-break/>slaac private </text:p>
            <text:p text:style-name="P10"/>
            <text:p text:style-name="P10"># A hook script is provided to lookup the hostname if not set by the DHCP </text:p>
            <text:p text:style-name="P10"># server, but it should not be run by default. </text:p>
            <text:p text:style-name="P10">nohook lookup-hostname </text:p>
            <text:p text:style-name="P10"/>
            <text:p text:style-name="P10">interface eth0 </text:p>
            <text:p text:style-name="P10">static ip_address=192.168.2.61/24 </text:p>
            <text:p text:style-name="P10">static routers=192.168.2.1 </text:p>
            <text:p text:style-name="P10">static domain_name_servers=8.8.8.8 8.8.4.4 </text:p>
            <text:p text:style-name="P10"/>
            <text:p text:style-name="P10">interface wlan0 </text:p>
            <text:p text:style-name="P10">static ip_address=192.168.2.62/24 </text:p>
            <text:p text:style-name="P10">static routers=192.168.2.1 </text:p>
            <text:p text:style-name="P10">static domain_name_servers=8.8.8.8 8.8.4.4 </text:p>
          </table:table-cell>
        </table:table-row>
      </table:table>
      <text:p text:style-name="P1"/>
      <text:p text:style-name="P1"/>
      <text:p text:style-name="P6">3) Habilitar el SSH: <text:s/>para esto debemos de conectar la raspberry a un monitor por HDMI: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1 down vote </text:p>
          </table:table-cell>
          <table:table-cell table:style-name="Table4.A1" office:value-type="string">
            <text:p text:style-name="P7">I just had this issue, I was able to fix it by running <text:span text:style-name="Source_20_Text"><text:span text:style-name="T1">sudo raspi-config</text:span></text:span>, then going to <text:span text:style-name="Source_20_Text">Advanced</text:span>, then <text:span text:style-name="Source_20_Text">Change </text:span><text:span text:style-name="Source_20_Text"><text:span text:style-name="T1">Hostname</text:span></text:span>, then Reboot. </text:p>
            <text:p text:style-name="P7">Give it a try.</text:p>
            <text:p text:style-name="P8">Darle la opcion de visualizacion global</text:p>
          </table:table-cell>
        </table:table-row>
      </table:table>
      <text:p text:style-name="P1"/>
      <text:p text:style-name="P1"/>
      <text:p text:style-name="P1">You may need to enable SSH, however, you are receiving a prompt, so most likely is already active, just in case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$ sudo update-rc.d ssh enable</text:p>
          </table:table-cell>
        </table:table-row>
      </table:table>
      <text:p text:style-name="P1"/>
      <text:p text:style-name="P1">if security is high, edit <text:span text:style-name="T1">/etc/ssh/sshd_config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$ sudo <text:span text:style-name="T2">nano </text:span>/etc/ssh/sshd_config</text:p>
            <text:p text:style-name="P1"># comment</text:p>
            <text:p text:style-name="P1">#PermitRootLogin without-password</text:p>
            <text:p text:style-name="P1"># and add</text:p>
            <text:p text:style-name="P3"><text:s/>PermitRootLogin yes</text:p>
            <text:p text:style-name="P1"># and also</text:p>
            <text:p text:style-name="P1">#StrictModes yes</text:p>
            <text:p text:style-name="P2"><text:s/>StrictModes no</text:p>
          </table:table-cell>
        </table:table-row>
      </table:table>
      <text:p text:style-name="P1"/>
      <text:p text:style-name="P1"/>
      <text:p text:style-name="P1">then, restart the ssh service: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sudo invoke-rc.d ssh restart</text:p>
            <text:p text:style-name="P1"># or</text:p>
            <text:p text:style-name="P2">sudo service ssh restart</text:p>
          </table:table-cell>
        </table:table-row>
      </table:table>
      <text:p text:style-name="P1"/>
      <text:p text:style-name="P1"/>
      <text:p text:style-name="P1"/>
      <text:p text:style-name="P18"><text:soft-page-break/>Script at init:</text:p>
      <text:p text:style-name="P17"/>
      <text:p text:style-name="P17">miscript.sh</text:p>
      <text:p text:style-name="P17"/>
      <table:table table:name="Table9" table:style-name="Table9">
        <table:table-column table:style-name="Table9.A"/>
        <table:table-row>
          <table:table-cell table:style-name="Table9.A1" office:value-type="string">
            <text:p text:style-name="P12">#!/bin/bash</text:p>
            <text:p text:style-name="P12">### BEGIN INIT INFO</text:p>
            <text:p text:style-name="P12"># Provides: blabla</text:p>
            <text:p text:style-name="P12"># Required-Start: $syslog</text:p>
            <text:p text:style-name="P12"># Required-Stop: $syslog</text:p>
            <text:p text:style-name="P12"># Default-Start: 2 3 4 5</text:p>
            <text:p text:style-name="P12"># Default-Stop: 0 1 6</text:p>
            <text:p text:style-name="P12"># Short-Description: blabla</text:p>
            <text:p text:style-name="P12"># Description:</text:p>
            <text:p text:style-name="P12">#</text:p>
            <text:p text:style-name="P12">### END INIT INFO</text:p>
            <text:p text:style-name="P12"></text:p>
            <text:p text:style-name="P12">python /root/proyectosPython/blinky.py &amp;</text:p>
            <text:p text:style-name="P12"></text:p>
            <text:p text:style-name="P12">exit 0</text:p>
          </table:table-cell>
        </table:table-row>
      </table:table>
      <text:p text:style-name="P17"/>
      <text:p text:style-name="P17"/>
      <text:p text:style-name="P13"/>
      <text:section text:style-name="Sect1" text:name="container">
        <text:section text:style-name="Sect1" text:name="content">
          <text:h text:style-name="Heading_20_1" text:outline-level="1"><text:bookmark text:name="post-2434"/><text:a xlink:type="simple" xlink:href="http://www.cfg.jovenclub.cu/gulcf/?p=2434">Ejecutar un script en el arranque de linux</text:a></text:h>
          <text:p text:style-name="P15"><text:span text:style-name="Strong_20_Emphasis"/></text:p>
          <text:p text:style-name="Text_20_body">Para conocer un poco como funcionan los runlevel del sistema, podemos leer Como funcionan los runlevel del sistema.</text:p>
          <text:p text:style-name="Text_20_body">Una vez ya sabemos como funcionan los runlevel, procedemos a explicar como ejecutar un script o programa al arranque del sistema.</text:p>
          <text:p text:style-name="Text_20_body">1) Damos permiso de ejecución al script.</text:p>
          <text:p text:style-name="Quotations"><text:span text:style-name="Source_20_Text">#sudo chmod -x miscript.sh <text:s text:c="3"/></text:span><text:span text:style-name="Source_20_Text"><text:span text:style-name="T4"># u+x <text:s/>+777</text:span></text:span></text:p>
          <text:p text:style-name="Text_20_body">2) Copiar el script a la carpeta /etc/init.d/</text:p>
          <text:p text:style-name="Quotations"><text:span text:style-name="Source_20_Text">#sudo cp miscript.sh /etc/init.d/</text:span></text:p>
          <text:p text:style-name="Text_20_body">3) Lo convertimos en daemon, es decir, que se ejecute al inicio de la sesión.</text:p>
          <text:p text:style-name="Quotations"><text:span text:style-name="Source_20_Text">#sudo update-rc.d miscript.sh defaults</text:span></text:p>
          <text:p text:style-name="Text_20_body">Esto creara los enlaces simbólicos automáticos para todos los runlevels, así dependiendo del tipo de inicio, arrancara nuestro script, y ya lo tendremos echo.</text:p>
          <text:p text:style-name="Text_20_body"><text:span text:style-name="Strong_20_Emphasis">Solución al error “insserv: warning: script X missing LSB tags and overrides”</text:span></text:p>
          <text:p text:style-name="Text_20_body">Por ejemplo si haces</text:p>
          <text:p text:style-name="Quotations"><text:span text:style-name="Source_20_Text">update-rc.d jailkit defaults</text:span></text:p>
          <text:p text:style-name="Text_20_body"><text:soft-page-break/>te dará el siguiente error:</text:p>
          <text:p text:style-name="Quotations"><text:span text:style-name="Source_20_Text">update-rc.d: using dependency based boot sequencing<text:line-break/>insserv: warning: script 'K01jailkit' missing LSB tags and overrides<text:line-break/>insserv: warning: script 'jailkit' missing LSB tags and overrides</text:span></text:p>
          <text:p text:style-name="Text_20_body">Ahora bien, si editas el archivo en cuestión (en este caso /etc/init.d/jailkit) y pones al principio del todo lo siguiente:</text:p>
          <text:p text:style-name="Quotations"><text:span text:style-name="Source_20_Text">#!/bin/bash<text:line-break/>### BEGIN INIT INFO<text:line-break/># Provides: blabla<text:line-break/># Required-Start: $syslog<text:line-break/># Required-Stop: $syslog<text:line-break/># Default-Start: 2 3 4 5<text:line-break/># Default-Stop: 0 1 6<text:line-break/># Short-Description: blabla<text:line-break/># Description:<text:line-break/>#<text:line-break/>### END INIT INFO</text:span></text:p>
        </text:section>
      </text:section>
      <text:p text:style-name="P17">Comandos para averiguar el PID:</text:p>
      <text:p text:style-name="P17"/>
      <table:table table:name="Table8" table:style-name="Table8">
        <table:table-column table:style-name="Table8.A"/>
        <table:table-row>
          <table:table-cell table:style-name="Table8.A1" office:value-type="string">
            <text:p text:style-name="P12">$ ps -xj</text:p>
            <text:p text:style-name="P12">$ ps ax | grep 527</text:p>
            <text:p text:style-name="P12">$ kill -term 527 <text:s text:c="4"/><text:span text:style-name="T5">#mata el daemon</text:span></text:p>
          </table:table-cell>
        </table:table-row>
      </table:table>
      <text:p text:style-name="P17"/>
      <text:p text:style-name="P17"/>
      <text:p text:style-name="P17"/>
      <text:p text:style-name="P19">BLINK LED:</text:p>
      <text:p text:style-name="P2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"><text:span text:style-name="Source_20_Text">#EJEMPLO DE BLINKING CON RASPBERRY PI</text:span></text:p>
            <text:p text:style-name="Standard"><text:span text:style-name="Source_20_Text">#Escrito por Gl4r3</text:span></text:p>
            <text:p text:style-name="Standard"><text:span text:style-name="Source_20_Text">import</text:span> <text:span text:style-name="Source_20_Text">RPi.GPIO as GPIO #importamos la libreria y cambiamos su nombre por "GPIO"</text:span></text:p>
            <text:p text:style-name="Standard"><text:span text:style-name="Source_20_Text">import</text:span> <text:span text:style-name="Source_20_Text">time #necesario para los delays</text:span></text:p>
            <text:p text:style-name="Standard"> </text:p>
            <text:p text:style-name="Standard"><text:span text:style-name="Source_20_Text">#establecemos el sistema de numeracion que queramos, en mi caso BCM</text:span></text:p>
            <text:p text:style-name="Standard"><text:span text:style-name="Source_20_Text">GPIO.setmode(GPIO.BCM)</text:span></text:p>
            <text:p text:style-name="Standard"> </text:p>
            <text:p text:style-name="Standard"><text:span text:style-name="Source_20_Text">#configuramos el pin GPIO17 como una salida</text:span></text:p>
            <text:p text:style-name="Standard"><text:span text:style-name="Source_20_Text">GPIO.setup(17, GPIO.OUT)</text:span></text:p>
            <text:p text:style-name="Standard"> </text:p>
            <text:p text:style-name="Standard"><text:span text:style-name="Source_20_Text">#encendemos y apagamos el led 5 veces</text:span></text:p>
            <text:p text:style-name="Standard"><text:span text:style-name="Source_20_Text">for</text:span> <text:span text:style-name="Source_20_Text">i in</text:span> <text:span text:style-name="Source_20_Text">range(0,5):</text:span></text:p>
            <text:p text:style-name="Standard"> </text:p>
            <text:p text:style-name="Standard"><text:span text:style-name="Source_20_Text">    GPIO.output(17, GPIO.HIGH)</text:span></text:p>
            <text:p text:style-name="Standard"><text:span text:style-name="Source_20_Text">    time.sleep(1)</text:span></text:p>
            <text:p text:style-name="Standard"><text:soft-page-break/><text:span text:style-name="Source_20_Text">    GPIO.output(17, GPIO.LOW)</text:span></text:p>
            <text:p text:style-name="Standard"><text:span text:style-name="Source_20_Text">    time.sleep(1)</text:span></text:p>
            <text:p text:style-name="Standard"> </text:p>
            <text:p text:style-name="Standard"><text:span text:style-name="Source_20_Text">GPIO.cleanup()  #devuelve los pines a su estado inicial</text:span></text:p>
            <text:p text:style-name="P11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1T21:05:12.659023023</dc:date>
    <meta:generator>LibreOffice/4.2.8.2$Linux_X86_64 LibreOffice_project/420m0$Build-2</meta:generator>
    <meta:editing-duration>PT17M57S</meta:editing-duration>
    <meta:editing-cycles>6</meta:editing-cycles>
    <meta:document-statistic meta:table-count="10" meta:image-count="0" meta:object-count="0" meta:page-count="5" meta:paragraph-count="131" meta:word-count="721" meta:character-count="4898" meta:non-whitespace-character-count="4173"/>
  </office:meta>
</office:document-meta>
</file>